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ffffcc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4.51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7" style:family="graphic" style:parent-style-name="standard">
      <style:graphic-properties draw:fill="solid" draw:fill-color="#9999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9" style:family="graphic" style:parent-style-name="standard">
      <style:graphic-properties draw:fill="solid" draw:fill-color="#ffd320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fill-color="#ffffcc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fill="solid" draw:fill-color="#ffd32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7pt" style:font-size-asian="17pt" style:font-size-complex="17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2.2cm" svg:height="12.5cm" svg:x="4.5cm" svg:y="7.6cm">
          <text:p/>
        </draw:rect>
        <draw:rect draw:style-name="gr2" draw:text-style-name="P2" draw:layer="layout" svg:width="4.4cm" svg:height="1cm" svg:x="8cm" svg:y="10.9cm">
          <text:p text:style-name="P1"><text:span text:style-name="T1">Nombre país</text:span></text:p>
        </draw:rect>
        <draw:frame draw:style-name="gr3" draw:text-style-name="P3" draw:layer="layout" svg:width="5.019cm" svg:height="0.759cm" svg:x="5.281cm" svg:y="9.241cm">
          <draw:text-box>
            <text:p><text:span text:style-name="T2">Agregar Manualmente</text:span></text:p>
          </draw:text-box>
        </draw:frame>
        <draw:frame draw:style-name="gr4" draw:text-style-name="P4" draw:layer="layout" svg:width="8.444cm" svg:height="0.806cm" svg:x="4.4cm" svg:y="6.694cm">
          <draw:text-box>
            <text:p><text:span text:style-name="T3">¿Cómo desea introducir los países?</text:span></text:p>
          </draw:text-box>
        </draw:frame>
        <draw:frame draw:style-name="gr5" draw:text-style-name="P5" draw:layer="layout" svg:width="0.997cm" svg:height="1.395cm" svg:x="11.7cm" svg:y="12.4cm">
          <draw:text-box>
            <text:p><text:span text:style-name="T4">+</text:span></text:p>
          </draw:text-box>
        </draw:frame>
        <draw:frame draw:style-name="gr6" draw:text-style-name="P3" draw:layer="layout" svg:width="5.04cm" svg:height="0.759cm" svg:x="5.36cm" svg:y="14.6cm">
          <draw:text-box>
            <text:p><text:span text:style-name="T2">Mediante archivo CSV</text:span></text:p>
          </draw:text-box>
        </draw:frame>
        <draw:rect draw:style-name="gr7" draw:text-style-name="P6" draw:layer="layout" svg:width="2.7cm" svg:height="1cm" svg:x="10.8cm" svg:y="16.2cm">
          <text:p text:style-name="P1"><text:span text:style-name="T5">Subir Archivo</text:span></text:p>
        </draw:rect>
        <draw:frame draw:style-name="gr8" draw:text-style-name="P7" draw:layer="layout" svg:width="2.754cm" svg:height="1.063cm" svg:x="9.2cm" svg:y="12.337cm">
          <draw:text-box>
            <text:p><text:span text:style-name="T1">Agregar</text:span></text:p>
          </draw:text-box>
        </draw:frame>
        <draw:rect draw:style-name="gr9" draw:text-style-name="P8" draw:layer="layout" svg:width="2.4cm" svg:height="1cm" svg:x="13.3cm" svg:y="18.2cm">
          <text:p text:style-name="P8"><text:span text:style-name="T6">Solicitar</text:span></text:p>
        </draw:rect>
        <draw:rect draw:style-name="gr10" draw:text-style-name="P9" draw:layer="layout" svg:width="19cm" svg:height="3.2cm" svg:x="1cm" svg:y="25.5cm">
          <text:p text:style-name="P9"><text:span text:style-name="T7">Covid Data Ilustration</text:span></text:p>
        </draw:rect>
        <draw:rect draw:style-name="gr11" draw:text-style-name="P1" draw:layer="layout" svg:width="3.9cm" svg:height="1cm" svg:x="6.9cm" svg:y="16.227cm">
          <text:p/>
        </draw:rect>
        <draw:frame draw:style-name="gr8" draw:text-style-name="P10" draw:layer="layout" svg:width="1.984cm" svg:height="1.063cm" svg:x="17.816cm" svg:y="27.5cm">
          <draw:text-box>
            <text:p text:style-name="P10"><text:span text:style-name="T8">V 1.0</text:span></text:p>
          </draw:text-box>
        </draw:frame>
        <draw:frame draw:style-name="gr12" draw:text-style-name="P3" draw:layer="layout" svg:width="4.185cm" svg:height="0.759cm" svg:x="1cm" svg:y="27.6cm">
          <draw:text-box>
            <text:p text:style-name="P3"><text:span text:style-name="T2">@Silvax Solutions</text:span></text:p>
          </draw:text-box>
        </draw:frame>
      </draw:page>
      <draw:page draw:name="page2" draw:style-name="dp1" draw:master-page-name="Predeterminado">
        <draw:rect draw:style-name="gr10" draw:text-style-name="P11" draw:layer="layout" svg:width="19cm" svg:height="1.9cm" svg:x="1cm" svg:y="26.8cm">
          <text:p text:style-name="P11"><text:span text:style-name="T9">Covid Data Ilustration</text:span></text:p>
        </draw:rect>
        <draw:line draw:style-name="gr13" draw:text-style-name="P1" draw:layer="layout" svg:x1="3.2cm" svg:y1="6.79cm" svg:x2="3.2cm" svg:y2="14.99cm">
          <text:p/>
        </draw:line>
        <draw:line draw:style-name="gr13" draw:text-style-name="P1" draw:layer="layout" svg:x1="3.089cm" svg:y1="14.991cm" svg:x2="17.689cm" svg:y2="14.991cm">
          <text:p/>
        </draw:line>
        <draw:rect draw:style-name="gr14" draw:text-style-name="P1" draw:layer="layout" svg:width="0.6cm" svg:height="6.2cm" svg:x="3.6cm" svg:y="8.8cm">
          <text:p/>
        </draw:rect>
        <draw:rect draw:style-name="gr14" draw:text-style-name="P1" draw:layer="layout" svg:width="0.6cm" svg:height="6.9cm" svg:x="4.8cm" svg:y="8.1cm">
          <text:p/>
        </draw:rect>
        <draw:rect draw:style-name="gr14" draw:text-style-name="P1" draw:layer="layout" svg:width="0.6cm" svg:height="3.9cm" svg:x="6.1cm" svg:y="11.088cm">
          <text:p/>
        </draw:rect>
        <draw:rect draw:style-name="gr14" draw:text-style-name="P1" draw:layer="layout" svg:width="0.663cm" svg:height="2.5cm" svg:x="7.437cm" svg:y="12.526cm">
          <text:p/>
        </draw:rect>
        <draw:rect draw:style-name="gr14" draw:text-style-name="P1" draw:layer="layout" svg:width="0.6cm" svg:height="1.6cm" svg:x="8.674cm" svg:y="13.374cm">
          <text:p/>
        </draw:rect>
        <draw:line draw:style-name="gr13" draw:text-style-name="P1" draw:layer="layout" svg:x1="3.3cm" svg:y1="16.6cm" svg:x2="3.3cm" svg:y2="25.6cm">
          <text:p/>
        </draw:line>
        <draw:line draw:style-name="gr13" draw:text-style-name="P1" draw:layer="layout" svg:x1="3.188cm" svg:y1="25.625cm" svg:x2="17.888cm" svg:y2="25.625cm">
          <text:p/>
        </draw:line>
        <draw:rect draw:style-name="gr14" draw:text-style-name="P1" draw:layer="layout" svg:width="0.6cm" svg:height="5.2cm" svg:x="3.9cm" svg:y="20.4cm">
          <text:p/>
        </draw:rect>
        <draw:rect draw:style-name="gr14" draw:text-style-name="P1" draw:layer="layout" svg:width="0.6cm" svg:height="5.2cm" svg:x="4.9cm" svg:y="20.4cm">
          <text:p/>
        </draw:rect>
        <draw:rect draw:style-name="gr14" draw:text-style-name="P1" draw:layer="layout" svg:width="0.6cm" svg:height="7.3cm" svg:x="6cm" svg:y="18.3cm">
          <text:p/>
        </draw:rect>
        <draw:rect draw:style-name="gr14" draw:text-style-name="P1" draw:layer="layout" svg:width="0.6cm" svg:height="8.3cm" svg:x="7.1cm" svg:y="17.3cm">
          <text:p/>
        </draw:rect>
        <draw:frame draw:style-name="gr15" draw:text-style-name="P10" draw:layer="layout" svg:width="1.806cm" svg:height="0.882cm" svg:x="18.1cm" svg:y="27.6cm">
          <draw:text-box>
            <text:p text:style-name="P10"><text:span text:style-name="T8">V1.0</text:span></text:p>
          </draw:text-box>
        </draw:frame>
        <draw:frame draw:style-name="gr12" draw:text-style-name="P3" draw:layer="layout" svg:width="4.185cm" svg:height="0.759cm" svg:x="0.97cm" svg:y="27.7cm">
          <draw:text-box>
            <text:p><text:span text:style-name="T2">@Silvax Solu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Silva</meta:initial-creator>
    <meta:creation-date>2020-11-29T21:48:11.88</meta:creation-date>
    <dc:date>2020-12-13T22:25:14.32</dc:date>
    <dc:creator>Alvaro Silva</dc:creator>
    <meta:editing-duration>PT39M</meta:editing-duration>
    <meta:editing-cycles>11</meta:editing-cycles>
    <meta:generator>OpenOffice/4.1.5$Win32 OpenOffice.org_project/415m1$Build-9789</meta:generator>
    <meta:document-statistic meta:object-count="29"/>
  </office:meta>
</office:document-meta>
</file>